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4.731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r_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tNo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Pro_Micro</text:p>
          </table:table-cell>
          <table:table-cell office:value-type="string" calcext:value-type="string">
            <text:p>my_arduino:pro_micro_socket</text:p>
          </table:table-cell>
          <table:table-cell/>
          <table:table-cell office:value-type="string" calcext:value-type="string">
            <text:p>Amazon (generi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/>
          <table:table-cell office:value-type="string" calcext:value-type="string">
            <text:p>Amazon (generic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4, 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White_10mm</text:p>
          </table:table-cell>
          <table:table-cell office:value-type="string" calcext:value-type="string">
            <text:p>my_10mm_led:LED_D10.0mm_white</text:p>
          </table:table-cell>
          <table:table-cell/>
          <table:table-cell office:value-type="string" calcext:value-type="string">
            <text:p>Amazon (generic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, 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_Red_10mm</text:p>
          </table:table-cell>
          <table:table-cell office:value-type="string" calcext:value-type="string">
            <text:p>my_10mm_led:LED_D10.0mm_red</text:p>
          </table:table-cell>
          <table:table-cell/>
          <table:table-cell office:value-type="string" calcext:value-type="string">
            <text:p>Amazon (generic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1, H2, H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_DIN965_Pad</text:p>
          </table:table-cell>
          <table:table-cell/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,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my_terminal:Wuerth_WR-WTB_64800211622_1x02_P1.50mm_Vertical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/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/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my_terminal:speaker_d12mm_h8.5_p6.5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rhett_logo:rhett_logo</text:p>
          </table:table-cell>
          <table:table-cell/>
          <table:table-cell office:value-type="string" calcext:value-type="string">
            <text:p>DNP :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car_as:car_as</text:p>
          </table:table-cell>
          <table:table-cell/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Package_TO_SOT_THT:TO-220-3_Horizontal_TabDown</text:p>
          </table:table-cell>
          <table:table-cell/>
          <table:table-cell office:value-type="string" calcext:value-type="string">
            <text:p>Amazon (generic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  <table:table-cell office:value-type="string" calcext:value-type="string">
            <text:p>E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  <table:table-cell office:value-type="string" calcext:value-type="string">
            <text:p>E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  <table:table-cell office:value-type="string" calcext:value-type="string">
            <text:p>E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  <table:table-cell office:value-type="string" calcext:value-type="string">
            <text:p>E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  <table:table-cell office:value-type="string" calcext:value-type="string">
            <text:p>ED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/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y_cherry:SW_Cherry_MX_1.00u_PCB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RT5000</text:p>
          </table:table-cell>
          <table:table-cell office:value-type="string" calcext:value-type="string">
            <text:p>my_opto:TCRT5000</text:p>
          </table:table-cell>
          <table:table-cell/>
          <table:table-cell office:value-type="string" calcext:value-type="string">
            <text:p>Amaz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4T07:41:02.440534885</dc:date>
    <meta:editing-duration>PT7M58S</meta:editing-duration>
    <meta:editing-cycles>1</meta:editing-cycles>
    <meta:document-statistic meta:table-count="1" meta:cell-count="149" meta:object-count="0"/>
    <meta:generator>LibreOffice/7.3.7.2$Linux_X86_64 LibreOffice_project/30$Build-2</meta:generator>
  </office:meta>
</office:document-meta>
</file>